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ingUpPotentialStubbingTest.shouldResetOngoingStubbingOn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eaningUpPotentialStubbingTest.shouldResetOngoingStubbingOnDo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eaningUpPotentialStubbingTest.shouldResetOngoingStubbingOn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eaningUpPotentialStubbingTest.assertOngoingStubbingIs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